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2.2493in"/>
    </style:style>
    <style:style style:name="Table2.C" style:family="table-column">
      <style:table-column-properties style:column-width="1.6493in"/>
    </style:style>
    <style:style style:name="Table2.D" style:family="table-column">
      <style:table-column-properties style:column-width="1.6486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able_20_Contents">
      <style:text-properties fo:font-weight="bold" officeooo:rsid="002df645" officeooo:paragraph-rsid="002df645" style:font-weight-asian="bold" style:font-weight-complex="bold"/>
    </style:style>
    <style:style style:name="P5" style:family="paragraph" style:parent-style-name="Standard">
      <style:text-properties fo:font-weight="bold" officeooo:paragraph-rsid="00079aa8" style:font-weight-asian="bold"/>
    </style:style>
    <style:style style:name="P6" style:family="paragraph" style:parent-style-name="Text_20_body">
      <style:text-properties officeooo:paragraph-rsid="001b3444"/>
    </style:style>
    <style:style style:name="P7" style:family="paragraph" style:parent-style-name="Table_20_Contents">
      <style:text-properties officeooo:rsid="002f7008" officeooo:paragraph-rsid="002f7008"/>
    </style:style>
    <style:style style:name="P8" style:family="paragraph" style:parent-style-name="Table_20_Contents">
      <style:text-properties officeooo:paragraph-rsid="0032af0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>
      <style:paragraph-properties fo:text-align="center" style:justify-single-word="false"/>
      <style:text-properties officeooo:paragraph-rsid="0032af0f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37eb" style:font-size-asian="12pt" style:font-size-complex="12pt"/>
    </style:style>
    <style:style style:name="T9" style:family="text">
      <style:text-properties fo:font-size="12pt" officeooo:rsid="002f70ea" style:font-size-asian="12pt" style:font-size-complex="12pt"/>
    </style:style>
    <style:style style:name="T10" style:family="text">
      <style:text-properties fo:font-size="12pt" officeooo:rsid="0030fcb6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2002a0"/>
    </style:style>
    <style:style style:name="T13" style:family="text">
      <style:text-properties officeooo:rsid="002873b2"/>
    </style:style>
    <style:style style:name="T14" style:family="text">
      <style:text-properties officeooo:rsid="0029b7d2"/>
    </style:style>
    <style:style style:name="T15" style:family="text">
      <style:text-properties officeooo:rsid="0032af0f"/>
    </style:style>
    <style:style style:name="T16" style:family="text">
      <style:text-properties officeooo:rsid="003403b3"/>
    </style:style>
    <style:style style:name="T17" style:family="text">
      <style:text-properties officeooo:rsid="0034fc15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5">Horario:<text:tab/><text:tab/>Martes 15:00 – 19:00; Jueves 19:00 – 21:00</text:p>
      <text:p text:style-name="P5">Grupo:<text:tab/><text:tab/>6A<text:span text:style-name="T12">1</text:span></text:p>
      <text:p text:style-name="Standard"/>
      <text:p text:style-name="P12"><text:span text:style-name="Strong_20_Emphasis"><text:span text:style-name="T4">HW_</text:span></text:span><text:span text:style-name="Strong_20_Emphasis"><text:span text:style-name="T10">10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4"><text:s text:c="2"/>Science Journal Article Evaluation and Translation</text:span></text:span><text:span text:style-name="Strong_20_Emphasis"><text:span text:style-name="T9"> </text:span></text:span><text:span text:style-name="Strong_20_Emphasis"><text:span text:style-name="T8">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ext:section text:style-name="Sect1" text:name="md-content-291515037">
                <text:section text:style-name="Sect1" text:name="Section1">
                  <table:table table:name="Table2" table:style-name="Table2">
                    <table:table-column table:style-name="Table2.A"/>
                    <table:table-column table:style-name="Table2.B"/>
                    <table:table-column table:style-name="Table2.C"/>
                    <table:table-column table:style-name="Table2.D"/>
                    <table:table-header-rows>
                      <table:table-row>
                        <table:table-cell table:style-name="Table2.A1" office:value-type="string">
                          <text:p text:style-name="Table_20_Heading">Criteria</text:p>
                        </table:table-cell>
                        <table:table-cell table:style-name="Table2.A1" office:value-type="string">
                          <text:p text:style-name="Table_20_Heading">Excellent</text:p>
                        </table:table-cell>
                        <table:table-cell table:style-name="Table2.A1" office:value-type="string">
                          <text:p text:style-name="Table_20_Heading">Satisfactory</text:p>
                        </table:table-cell>
                        <table:table-cell table:style-name="Table2.A1" office:value-type="string">
                          <text:p text:style-name="Table_20_Heading">Needs Improvement</text:p>
                        </table:table-cell>
                      </table:table-row>
                    </table:table-header-rows>
                    <table:table-row>
                      <table:table-cell table:style-name="Table2.A1" office:value-type="string">
                        <text:p text:style-name="P8"><text:span text:style-name="Strong_20_Emphasis"><text:span text:style-name="T15">Task 2</text:span></text:span></text:p>
                        <text:p text:style-name="P8"><text:span text:style-name="Strong_20_Emphasis">Translation Accuracy</text:span></text:p>
                        <text:p text:style-name="P8"><text:span text:style-name="Strong_20_Emphasis"><text:span text:style-name="T15">(</text:span></text:span><text:span text:style-name="Strong_20_Emphasis"><text:span text:style-name="T16">3x</text:span></text:span><text:span text:style-name="Strong_20_Emphasis"><text:span text:style-name="T15">)</text:span></text:span></text:p>
                      </table:table-cell>
                      <table:table-cell table:style-name="Table2.A1" office:value-type="string">
                        <text:p text:style-name="Table_20_Contents">Precise translation maintaining technical terminology, nuanced meaning, and scientific context in Spanish for all specified sections</text:p>
                      </table:table-cell>
                      <table:table-cell table:style-name="Table2.A1" office:value-type="string">
                        <text:p text:style-name="Table_20_Contents">Generally accurate translation with minor linguistic or technical imprecisions</text:p>
                      </table:table-cell>
                      <table:table-cell table:style-name="Table2.A1" office:value-type="string">
                        <text:p text:style-name="Table_20_Contents">Inaccurate or incomplete translation that loses critical scientific meaning</text:p>
                      </table:table-cell>
                    </table:table-row>
                    <table:table-row>
                      <table:table-cell table:style-name="Table2.A1" office:value-type="string">
                        <text:p text:style-name="Table_20_Contents"><text:span text:style-name="Strong_20_Emphasis">Vocabulary Definitions</text:span></text:p>
                      </table:table-cell>
                      <table:table-cell table:style-name="Table2.A1" office:value-type="string">
                        <text:p text:style-name="Table_20_Contents">Provides comprehensive, precise definitions <text:span text:style-name="T16">of </text:span><text:span text:style-name="T17">65 </text:span>in both English and Spanish, including technical context and scientific relevance</text:p>
                      </table:table-cell>
                      <table:table-cell table:style-name="Table2.A1" office:value-type="string">
                        <text:p text:style-name="Table_20_Contents">Offers basic definitions with some technical explanation</text:p>
                      </table:table-cell>
                      <table:table-cell table:style-name="Table2.A1" office:value-type="string">
                        <text:p text:style-name="Table_20_Contents">Incomplete or vague definitions lacking scientific depth</text:p>
                      </table:table-cell>
                    </table:table-row>
                    <table:table-row>
                      <table:table-cell table:style-name="Table2.A1" office:value-type="string">
                        <text:p text:style-name="Table_20_Contents"><text:span text:style-name="Strong_20_Emphasis"><text:span text:style-name="T13">Writing Quality and </text:span></text:span><text:span text:style-name="Strong_20_Emphasis"><text:span text:style-name="T14">Presentation</text:span></text:span></text:p>
                      </table:table-cell>
                      <table:table-cell table:style-name="Table2.A1" office:value-type="string">
                        <text:p text:style-name="Table_20_Contents">Perfectly formatted document following all specified guidelines; clean, professional presentation</text:p>
                      </table:table-cell>
                      <table:table-cell table:style-name="Table2.A1" office:value-type="string">
                        <text:p text:style-name="Table_20_Contents">Minor formatting inconsistencies; generally meets professional standards</text:p>
                      </table:table-cell>
                      <table:table-cell table:style-name="Table2.A1" office:value-type="string">
                        <text:p text:style-name="Table_20_Contents">Significant formatting errors; unprofessional document presentation</text:p>
                      </table:table-cell>
                    </table:table-row>
                  </table:table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P6"><text:span text:style-name="Strong_20_Emphasis">A</text:span><text:span text:style-name="Strong_20_Emphasis"><text:span text:style-name="T11">ssignment</text:span></text:span><text:span text:style-name="Strong_20_Emphasis">:</text:span></text:p>
        <text:p text:style-name="Standard">HW_10.1<text:tab/>[Due: 08 Apr 2025]</text:p>
        <text:p text:style-name="Standard"/>
        <text:p text:style-name="Standard">Use the standard format EXCEPT for double-spaced text: text should be single-spaced. </text:p>
        <text:p text:style-name="Standard">If possible, print your assignment double-sided or duplex.</text:p>
        <text:p text:style-name="Standard">All materials for the assignment are in Class Materials &gt;&gt; ContentDocs_3P &gt;&gt; Reviews_Reports</text:p>
        <text:p text:style-name="Standard"/>
        <text:p text:style-name="Standard">--- Task 1 </text:p>
        <text:p text:style-name="Standard">Read/scan the following documents:</text:p>
        <text:p text:style-name="Standard"><text:tab/>a) "Grand Challenges at the Interface of Engineering and Medicine".pdf</text:p>
        <text:p text:style-name="Standard"><text:tab/>b) "Weakly-Supervised_Deep_Learning_and_Its_Applications".pdf</text:p>
        <text:p text:style-name="Standard"><text:tab/>c) 'Quantum many-body simulations on digital quantum computers: State-of-the-art and future </text:p>
        <text:p text:style-name="Standard"><text:tab/>challenges".pdf</text:p>
        <text:p text:style-name="Standard"/>
        <text:p text:style-name="Standard">--- Task 2</text:p>
        <text:p text:style-name="Standard">Translate into Spanish:</text:p>
        <text:p text:style-name="Standard"><text:tab/>i) The Abstract, the Impact Statement, the headings of the Five Grand Challenges, and the Conclusion </text:p>
        <text:p text:style-name="Standard"><text:soft-page-break/><text:tab/>from Document a) in Task 1</text:p>
        <text:p text:style-name="Standard"><text:tab/>ii) The first paragraph, and the first sentence of all subsequent paragraphs EXCEPT for the very last </text:p>
        <text:p text:style-name="Standard"><text:tab/>paragraph from Document b) in Task 1</text:p>
        <text:p text:style-name="Standard"><text:tab/>iii) The Abstract, and the first three (3) parargraphs from the "Outlook and applications" section </text:p>
        <text:p text:style-name="Standard"><text:tab/>from Document c) in Task 1</text:p>
        <text:p text:style-name="Standard"/>
        <text:p text:style-name="Standard">--- Task 3</text:p>
        <text:p text:style-name="Standard">Provide definitions in English and Spanish for the vocab below. Add any new terms to your dictionary.</text:p>
        <text:p text:style-name="Standard">Vocab (65):</text:p>
        <text:p text:style-name="Standard"><text:tab/>aberrations</text:p>
        <text:p text:style-name="Standard"><text:tab/>ablation</text:p>
        <text:p text:style-name="Standard"><text:tab/>agnosia</text:p>
        <text:p text:style-name="Standard"><text:tab/>albeit</text:p>
        <text:p text:style-name="Standard"><text:tab/>alleviate</text:p>
        <text:p text:style-name="Standard"><text:tab/>analgesics</text:p>
        <text:p text:style-name="Standard"><text:tab/>anomaly</text:p>
        <text:p text:style-name="Standard"><text:tab/>antigen</text:p>
        <text:p text:style-name="Standard"><text:tab/>autoimmune</text:p>
        <text:p text:style-name="Standard"><text:tab/>autonomous</text:p>
        <text:p text:style-name="Standard"><text:tab/>axon</text:p>
        <text:p text:style-name="Standard"><text:tab/>bioengineering</text:p>
        <text:p text:style-name="Standard"><text:tab/>bioinformatics</text:p>
        <text:p text:style-name="Standard"><text:tab/>biomarker</text:p>
        <text:p text:style-name="Standard"><text:tab/>blood-brain barrier</text:p>
        <text:p text:style-name="Standard"><text:tab/>burgeoning</text:p>
        <text:p text:style-name="Standard"><text:tab/>cardiovascular</text:p>
        <text:p text:style-name="Standard"><text:tab/>chromatin</text:p>
        <text:p text:style-name="Standard"><text:tab/>coherent</text:p>
        <text:p text:style-name="Standard"><text:tab/>convergence</text:p>
        <text:p text:style-name="Standard"><text:tab/>corpus</text:p>
        <text:p text:style-name="Standard"><text:tab/>CRISPR</text:p>
        <text:p text:style-name="Standard"><text:tab/>decoupling</text:p>
        <text:p text:style-name="Standard"><text:tab/>deleterious</text:p>
        <text:p text:style-name="Standard"><text:tab/>diagnostic</text:p>
        <text:p text:style-name="Standard"><text:tab/>discretized</text:p>
        <text:p text:style-name="Standard"><text:tab/>eigenstate</text:p>
        <text:p text:style-name="Standard"><text:tab/>entanglement</text:p>
        <text:p text:style-name="Standard"><text:tab/>en vitro</text:p>
        <text:p text:style-name="Standard"><text:tab/>epidemiologist</text:p>
        <text:p text:style-name="Standard"><text:tab/>epigenetic</text:p>
        <text:p text:style-name="Standard"><text:tab/>exobrain</text:p>
        <text:p text:style-name="Standard"><text:tab/>extrapolation</text:p>
        <text:p text:style-name="Standard"><text:tab/>fMRI</text:p>
        <text:p text:style-name="Standard"><text:tab/>genome</text:p>
        <text:p text:style-name="Standard"><text:tab/>Hamiltonian</text:p>
        <text:p text:style-name="Standard"><text:tab/>harbinger</text:p>
        <text:p text:style-name="Standard"><text:soft-page-break/><text:tab/>holistic</text:p>
        <text:p text:style-name="Standard"><text:tab/>homeostasis</text:p>
        <text:p text:style-name="Standard"><text:tab/>homology</text:p>
        <text:p text:style-name="Standard"><text:tab/>immunology</text:p>
        <text:p text:style-name="Standard"><text:tab/>lattice</text:p>
        <text:p text:style-name="Standard"><text:tab/>lymphatic</text:p>
        <text:p text:style-name="Standard"><text:tab/>meticulously</text:p>
        <text:p text:style-name="Standard"><text:tab/>mitosis</text:p>
        <text:p text:style-name="Standard"><text:tab/>nanoengineering</text:p>
        <text:p text:style-name="Standard"><text:tab/>necrotic</text:p>
        <text:p text:style-name="Standard"><text:tab/>neurophysiology</text:p>
        <text:p text:style-name="Standard"><text:tab/>non-linear</text:p>
        <text:p text:style-name="Standard"><text:tab/>parameters</text:p>
        <text:p text:style-name="Standard"><text:tab/>pathogens</text:p>
        <text:p text:style-name="Standard"><text:tab/>photon</text:p>
        <text:p text:style-name="Standard"><text:tab/>progenitor</text:p>
        <text:p text:style-name="Standard"><text:tab/>proliferation</text:p>
        <text:p text:style-name="Standard"><text:tab/>prosthetic</text:p>
        <text:p text:style-name="Standard"><text:tab/>quantum</text:p>
        <text:p text:style-name="Standard"><text:tab/>quantum computer</text:p>
        <text:p text:style-name="Standard"><text:tab/>spectroscopic</text:p>
        <text:p text:style-name="Standard"><text:tab/>state-of-the-art</text:p>
        <text:p text:style-name="Standard"><text:tab/>stochastic</text:p>
        <text:p text:style-name="Standard"><text:tab/>superconductor</text:p>
        <text:p text:style-name="Standard"><text:tab/>synergistic</text:p>
        <text:p text:style-name="Standard"><text:tab/>synthesis</text:p>
        <text:p text:style-name="Standard"><text:tab/>vascular</text:p>
        <text:p text:style-name="Standard"><text:tab/>weakly-supervised deep learning (WSDL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7:28:00.868384771</dc:date>
    <meta:editing-duration>PT2H23M2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3" meta:paragraph-count="113" meta:word-count="382" meta:character-count="3069" meta:non-whitespace-character-count="2701"/>
  </office:meta>
</office:document-meta>
</file>